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2" table:number-rows-repeated="3">
          <table:table-cell table:number-columns-repeated="18"/>
        </table:table-row>
        <table:table-row table:style-name="ro3">
          <table:table-cell table:style-name="ce1" office:value-type="string">
            <text:p>Cédula</text:p>
          </table:table-cell>
          <table:table-cell table:style-name="ce1" office:value-type="string">
            <text:p>Apellidos y Nombres</text:p>
          </table:table-cell>
          <table:table-cell table:style-name="ce2"/>
          <table:table-cell table:style-name="ce4" office:value-type="string">
            <text:p>sno_conceptopersonal</text:p>
          </table:table-cell>
          <table:table-cell table:number-columns-repeated="6"/>
          <table:table-cell table:style-name="ce4" office:value-type="string">
            <text:p>sno_constantepersonal</text:p>
          </table:table-cell>
          <table:table-cell table:number-columns-repeated="6"/>
          <table:table-cell table:style-name="ce4" office:value-type="string">
            <text:p>sno_persnalnomina</text:p>
          </table:table-cell>
        </table:table-row>
        <table:table-row table:style-name="ro3">
          <table:table-cell table:style-name="ce1" office:value-type="float" office:value="5501112">
            <text:p>5501112</text:p>
          </table:table-cell>
          <table:table-cell table:style-name="ce1" office:value-type="string">
            <text:p>MAGDA MENDOZA</text:p>
          </table:table-cell>
          <table:table-cell table:style-name="ce2"/>
          <table:table-cell table:formula="of:=CONCATENATE(&quot;DELETE FROM sno_conceptopersonal WHERE codnom='5000' and codper='&quot;;REPT(&quot;0&quot;;10-LEN([.A5]));[.A5];&quot;';&quot;)" office:value-type="string" office:string-value="DELETE FROM sno_conceptopersonal WHERE codnom='5000' and codper='0005501112';">
            <text:p>DELETE FROM sno_conceptopersonal WHERE codnom='5000' and codper='0005501112';</text:p>
          </table:table-cell>
          <table:table-cell table:number-columns-repeated="6"/>
          <table:table-cell table:formula="of:=CONCATENATE(&quot;DELETE FROM sno_constantepersonal WHERE codnom='5000' and codper='&quot;;REPT(&quot;0&quot;;10-LEN([.A5]));[.A5];&quot;';&quot;)" office:value-type="string" office:string-value="DELETE FROM sno_constantepersonal WHERE codnom='5000' and codper='0005501112';">
            <text:p>DELETE FROM sno_constantepersonal WHERE codnom='5000' and codper='0005501112';</text:p>
          </table:table-cell>
          <table:table-cell table:number-columns-repeated="6"/>
          <table:table-cell table:formula="of:==CONCATENATE(&quot;DELETE FROM sno_personalnomina WHERE codnom='5000' and codper='&quot;;REPT(&quot;0&quot;;10-LEN([.A5]));[.A5];&quot;';&quot;)" office:value-type="string" office:string-value="DELETE FROM sno_personalnomina WHERE codnom='5000' and codper='0005501112';">
            <text:p>DELETE FROM sno_personalnomina WHERE codnom='5000' and codper='0005501112';</text:p>
          </table:table-cell>
        </table:table-row>
        <table:table-row table:style-name="ro3">
          <table:table-cell table:style-name="ce1" office:value-type="float" office:value="5543346">
            <text:p>5543346</text:p>
          </table:table-cell>
          <table:table-cell table:style-name="ce1" office:value-type="string">
            <text:p>PEDRO ALTUVE</text:p>
          </table:table-cell>
          <table:table-cell table:style-name="ce2"/>
          <table:table-cell table:formula="of:=CONCATENATE(&quot;DELETE FROM sno_conceptopersonal WHERE codnom='5000' and codper='&quot;;REPT(&quot;0&quot;;10-LEN([.A6]));[.A6];&quot;';&quot;)" office:value-type="string" office:string-value="DELETE FROM sno_conceptopersonal WHERE codnom='5000' and codper='0005543346';">
            <text:p>DELETE FROM sno_conceptopersonal WHERE codnom='5000' and codper='0005543346';</text:p>
          </table:table-cell>
          <table:table-cell table:number-columns-repeated="6"/>
          <table:table-cell table:formula="of:=CONCATENATE(&quot;DELETE FROM sno_constantepersonal WHERE codnom='5000' and codper='&quot;;REPT(&quot;0&quot;;10-LEN([.A6]));[.A6];&quot;';&quot;)" office:value-type="string" office:string-value="DELETE FROM sno_constantepersonal WHERE codnom='5000' and codper='0005543346';">
            <text:p>DELETE FROM sno_constantepersonal WHERE codnom='5000' and codper='0005543346';</text:p>
          </table:table-cell>
          <table:table-cell table:number-columns-repeated="6"/>
          <table:table-cell table:formula="of:==CONCATENATE(&quot;DELETE FROM sno_personalnomina WHERE codnom='5000' and codper='&quot;;REPT(&quot;0&quot;;10-LEN([.A6]));[.A6];&quot;';&quot;)" office:value-type="string" office:string-value="DELETE FROM sno_personalnomina WHERE codnom='5000' and codper='0005543346';">
            <text:p>DELETE FROM sno_personalnomina WHERE codnom='5000' and codper='0005543346';</text:p>
          </table:table-cell>
        </table:table-row>
        <table:table-row table:style-name="ro3">
          <table:table-cell table:style-name="ce1" office:value-type="float" office:value="6880620">
            <text:p>6880620</text:p>
          </table:table-cell>
          <table:table-cell table:style-name="ce1" office:value-type="string">
            <text:p>JUAN PABLO CEDEÑO</text:p>
          </table:table-cell>
          <table:table-cell table:style-name="ce3"/>
          <table:table-cell table:formula="of:=CONCATENATE(&quot;DELETE FROM sno_conceptopersonal WHERE codnom='5000' and codper='&quot;;REPT(&quot;0&quot;;10-LEN([.A7]));[.A7];&quot;';&quot;)" office:value-type="string" office:string-value="DELETE FROM sno_conceptopersonal WHERE codnom='5000' and codper='0006880620';">
            <text:p>DELETE FROM sno_conceptopersonal WHERE codnom='5000' and codper='0006880620';</text:p>
          </table:table-cell>
          <table:table-cell table:number-columns-repeated="6"/>
          <table:table-cell table:formula="of:=CONCATENATE(&quot;DELETE FROM sno_constantepersonal WHERE codnom='5000' and codper='&quot;;REPT(&quot;0&quot;;10-LEN([.A7]));[.A7];&quot;';&quot;)" office:value-type="string" office:string-value="DELETE FROM sno_constantepersonal WHERE codnom='5000' and codper='0006880620';">
            <text:p>DELETE FROM sno_constantepersonal WHERE codnom='5000' and codper='0006880620';</text:p>
          </table:table-cell>
          <table:table-cell table:number-columns-repeated="6"/>
          <table:table-cell table:formula="of:==CONCATENATE(&quot;DELETE FROM sno_personalnomina WHERE codnom='5000' and codper='&quot;;REPT(&quot;0&quot;;10-LEN([.A7]));[.A7];&quot;';&quot;)" office:value-type="string" office:string-value="DELETE FROM sno_personalnomina WHERE codnom='5000' and codper='0006880620';">
            <text:p>DELETE FROM sno_personalnomina WHERE codnom='5000' and codper='0006880620';</text:p>
          </table:table-cell>
        </table:table-row>
        <table:table-row table:style-name="ro3">
          <table:table-cell table:style-name="ce1" office:value-type="float" office:value="8545930">
            <text:p>8545930</text:p>
          </table:table-cell>
          <table:table-cell table:style-name="ce1" office:value-type="string">
            <text:p>ANNEIDYS HEREDIA</text:p>
          </table:table-cell>
          <table:table-cell table:style-name="ce2"/>
          <table:table-cell table:formula="of:=CONCATENATE(&quot;DELETE FROM sno_conceptopersonal WHERE codnom='5000' and codper='&quot;;REPT(&quot;0&quot;;10-LEN([.A8]));[.A8];&quot;';&quot;)" office:value-type="string" office:string-value="DELETE FROM sno_conceptopersonal WHERE codnom='5000' and codper='0008545930';">
            <text:p>DELETE FROM sno_conceptopersonal WHERE codnom='5000' and codper='0008545930';</text:p>
          </table:table-cell>
          <table:table-cell table:number-columns-repeated="6"/>
          <table:table-cell table:formula="of:=CONCATENATE(&quot;DELETE FROM sno_constantepersonal WHERE codnom='5000' and codper='&quot;;REPT(&quot;0&quot;;10-LEN([.A8]));[.A8];&quot;';&quot;)" office:value-type="string" office:string-value="DELETE FROM sno_constantepersonal WHERE codnom='5000' and codper='0008545930';">
            <text:p>DELETE FROM sno_constantepersonal WHERE codnom='5000' and codper='0008545930';</text:p>
          </table:table-cell>
          <table:table-cell table:number-columns-repeated="6"/>
          <table:table-cell table:formula="of:==CONCATENATE(&quot;DELETE FROM sno_personalnomina WHERE codnom='5000' and codper='&quot;;REPT(&quot;0&quot;;10-LEN([.A8]));[.A8];&quot;';&quot;)" office:value-type="string" office:string-value="DELETE FROM sno_personalnomina WHERE codnom='5000' and codper='0008545930';">
            <text:p>DELETE FROM sno_personalnomina WHERE codnom='5000' and codper='0008545930';</text:p>
          </table:table-cell>
        </table:table-row>
        <table:table-row table:style-name="ro3">
          <table:table-cell table:style-name="ce1" office:value-type="float" office:value="8546698">
            <text:p>8546698</text:p>
          </table:table-cell>
          <table:table-cell table:style-name="ce1" office:value-type="string">
            <text:p>LUCRESELIA OLIVERO</text:p>
          </table:table-cell>
          <table:table-cell table:style-name="ce2"/>
          <table:table-cell table:formula="of:=CONCATENATE(&quot;DELETE FROM sno_conceptopersonal WHERE codnom='5000' and codper='&quot;;REPT(&quot;0&quot;;10-LEN([.A9]));[.A9];&quot;';&quot;)" office:value-type="string" office:string-value="DELETE FROM sno_conceptopersonal WHERE codnom='5000' and codper='0008546698';">
            <text:p>DELETE FROM sno_conceptopersonal WHERE codnom='5000' and codper='0008546698';</text:p>
          </table:table-cell>
          <table:table-cell table:number-columns-repeated="6"/>
          <table:table-cell table:formula="of:=CONCATENATE(&quot;DELETE FROM sno_constantepersonal WHERE codnom='5000' and codper='&quot;;REPT(&quot;0&quot;;10-LEN([.A9]));[.A9];&quot;';&quot;)" office:value-type="string" office:string-value="DELETE FROM sno_constantepersonal WHERE codnom='5000' and codper='0008546698';">
            <text:p>DELETE FROM sno_constantepersonal WHERE codnom='5000' and codper='0008546698';</text:p>
          </table:table-cell>
          <table:table-cell table:number-columns-repeated="6"/>
          <table:table-cell table:formula="of:==CONCATENATE(&quot;DELETE FROM sno_personalnomina WHERE codnom='5000' and codper='&quot;;REPT(&quot;0&quot;;10-LEN([.A9]));[.A9];&quot;';&quot;)" office:value-type="string" office:string-value="DELETE FROM sno_personalnomina WHERE codnom='5000' and codper='0008546698';">
            <text:p>DELETE FROM sno_personalnomina WHERE codnom='5000' and codper='0008546698';</text:p>
          </table:table-cell>
        </table:table-row>
        <table:table-row table:style-name="ro3">
          <table:table-cell table:style-name="ce1" office:value-type="float" office:value="8944507">
            <text:p>8944507</text:p>
          </table:table-cell>
          <table:table-cell table:style-name="ce1" office:value-type="string">
            <text:p>EGLIS VASQUEZ</text:p>
          </table:table-cell>
          <table:table-cell table:style-name="ce2"/>
          <table:table-cell table:formula="of:=CONCATENATE(&quot;DELETE FROM sno_conceptopersonal WHERE codnom='5000' and codper='&quot;;REPT(&quot;0&quot;;10-LEN([.A10]));[.A10];&quot;';&quot;)" office:value-type="string" office:string-value="DELETE FROM sno_conceptopersonal WHERE codnom='5000' and codper='0008944507';">
            <text:p>DELETE FROM sno_conceptopersonal WHERE codnom='5000' and codper='0008944507';</text:p>
          </table:table-cell>
          <table:table-cell table:number-columns-repeated="6"/>
          <table:table-cell table:formula="of:=CONCATENATE(&quot;DELETE FROM sno_constantepersonal WHERE codnom='5000' and codper='&quot;;REPT(&quot;0&quot;;10-LEN([.A10]));[.A10];&quot;';&quot;)" office:value-type="string" office:string-value="DELETE FROM sno_constantepersonal WHERE codnom='5000' and codper='0008944507';">
            <text:p>DELETE FROM sno_constantepersonal WHERE codnom='5000' and codper='0008944507';</text:p>
          </table:table-cell>
          <table:table-cell table:number-columns-repeated="6"/>
          <table:table-cell table:formula="of:==CONCATENATE(&quot;DELETE FROM sno_personalnomina WHERE codnom='5000' and codper='&quot;;REPT(&quot;0&quot;;10-LEN([.A10]));[.A10];&quot;';&quot;)" office:value-type="string" office:string-value="DELETE FROM sno_personalnomina WHERE codnom='5000' and codper='0008944507';">
            <text:p>DELETE FROM sno_personalnomina WHERE codnom='5000' and codper='0008944507';</text:p>
          </table:table-cell>
        </table:table-row>
        <table:table-row table:style-name="ro3">
          <table:table-cell table:style-name="ce1" office:value-type="float" office:value="9867750">
            <text:p>9867750</text:p>
          </table:table-cell>
          <table:table-cell table:style-name="ce1" office:value-type="string">
            <text:p>EDUARDO LUCES</text:p>
          </table:table-cell>
          <table:table-cell table:style-name="ce3"/>
          <table:table-cell table:formula="of:=CONCATENATE(&quot;DELETE FROM sno_conceptopersonal WHERE codnom='5000' and codper='&quot;;REPT(&quot;0&quot;;10-LEN([.A11]));[.A11];&quot;';&quot;)" office:value-type="string" office:string-value="DELETE FROM sno_conceptopersonal WHERE codnom='5000' and codper='0009867750';">
            <text:p>DELETE FROM sno_conceptopersonal WHERE codnom='5000' and codper='0009867750';</text:p>
          </table:table-cell>
          <table:table-cell table:number-columns-repeated="6"/>
          <table:table-cell table:formula="of:=CONCATENATE(&quot;DELETE FROM sno_constantepersonal WHERE codnom='5000' and codper='&quot;;REPT(&quot;0&quot;;10-LEN([.A11]));[.A11];&quot;';&quot;)" office:value-type="string" office:string-value="DELETE FROM sno_constantepersonal WHERE codnom='5000' and codper='0009867750';">
            <text:p>DELETE FROM sno_constantepersonal WHERE codnom='5000' and codper='0009867750';</text:p>
          </table:table-cell>
          <table:table-cell table:number-columns-repeated="6"/>
          <table:table-cell table:formula="of:==CONCATENATE(&quot;DELETE FROM sno_personalnomina WHERE codnom='5000' and codper='&quot;;REPT(&quot;0&quot;;10-LEN([.A11]));[.A11];&quot;';&quot;)" office:value-type="string" office:string-value="DELETE FROM sno_personalnomina WHERE codnom='5000' and codper='0009867750';">
            <text:p>DELETE FROM sno_personalnomina WHERE codnom='5000' and codper='0009867750';</text:p>
          </table:table-cell>
        </table:table-row>
        <table:table-row table:style-name="ro3">
          <table:table-cell table:style-name="ce1" office:value-type="float" office:value="10392610">
            <text:p>10392610</text:p>
          </table:table-cell>
          <table:table-cell table:style-name="ce1" office:value-type="string">
            <text:p>CESAR LORETO</text:p>
          </table:table-cell>
          <table:table-cell table:style-name="ce2"/>
          <table:table-cell table:formula="of:=CONCATENATE(&quot;DELETE FROM sno_conceptopersonal WHERE codnom='5000' and codper='&quot;;REPT(&quot;0&quot;;10-LEN([.A12]));[.A12];&quot;';&quot;)" office:value-type="string" office:string-value="DELETE FROM sno_conceptopersonal WHERE codnom='5000' and codper='0010392610';">
            <text:p>DELETE FROM sno_conceptopersonal WHERE codnom='5000' and codper='0010392610';</text:p>
          </table:table-cell>
          <table:table-cell table:number-columns-repeated="6"/>
          <table:table-cell table:formula="of:=CONCATENATE(&quot;DELETE FROM sno_constantepersonal WHERE codnom='5000' and codper='&quot;;REPT(&quot;0&quot;;10-LEN([.A12]));[.A12];&quot;';&quot;)" office:value-type="string" office:string-value="DELETE FROM sno_constantepersonal WHERE codnom='5000' and codper='0010392610';">
            <text:p>DELETE FROM sno_constantepersonal WHERE codnom='5000' and codper='0010392610';</text:p>
          </table:table-cell>
          <table:table-cell table:number-columns-repeated="6"/>
          <table:table-cell table:formula="of:==CONCATENATE(&quot;DELETE FROM sno_personalnomina WHERE codnom='5000' and codper='&quot;;REPT(&quot;0&quot;;10-LEN([.A12]));[.A12];&quot;';&quot;)" office:value-type="string" office:string-value="DELETE FROM sno_personalnomina WHERE codnom='5000' and codper='0010392610';">
            <text:p>DELETE FROM sno_personalnomina WHERE codnom='5000' and codper='0010392610';</text:p>
          </table:table-cell>
        </table:table-row>
        <table:table-row table:style-name="ro3">
          <table:table-cell table:style-name="ce1" office:value-type="float" office:value="10634903">
            <text:p>10634903</text:p>
          </table:table-cell>
          <table:table-cell table:style-name="ce1" office:value-type="string">
            <text:p>RAMIRO CONTRERAS</text:p>
          </table:table-cell>
          <table:table-cell table:style-name="ce3"/>
          <table:table-cell table:formula="of:=CONCATENATE(&quot;DELETE FROM sno_conceptopersonal WHERE codnom='5000' and codper='&quot;;REPT(&quot;0&quot;;10-LEN([.A13]));[.A13];&quot;';&quot;)" office:value-type="string" office:string-value="DELETE FROM sno_conceptopersonal WHERE codnom='5000' and codper='0010634903';">
            <text:p>DELETE FROM sno_conceptopersonal WHERE codnom='5000' and codper='0010634903';</text:p>
          </table:table-cell>
          <table:table-cell table:number-columns-repeated="6"/>
          <table:table-cell table:formula="of:=CONCATENATE(&quot;DELETE FROM sno_constantepersonal WHERE codnom='5000' and codper='&quot;;REPT(&quot;0&quot;;10-LEN([.A13]));[.A13];&quot;';&quot;)" office:value-type="string" office:string-value="DELETE FROM sno_constantepersonal WHERE codnom='5000' and codper='0010634903';">
            <text:p>DELETE FROM sno_constantepersonal WHERE codnom='5000' and codper='0010634903';</text:p>
          </table:table-cell>
          <table:table-cell table:number-columns-repeated="6"/>
          <table:table-cell table:formula="of:==CONCATENATE(&quot;DELETE FROM sno_personalnomina WHERE codnom='5000' and codper='&quot;;REPT(&quot;0&quot;;10-LEN([.A13]));[.A13];&quot;';&quot;)" office:value-type="string" office:string-value="DELETE FROM sno_personalnomina WHERE codnom='5000' and codper='0010634903';">
            <text:p>DELETE FROM sno_personalnomina WHERE codnom='5000' and codper='0010634903';</text:p>
          </table:table-cell>
        </table:table-row>
        <table:table-row table:style-name="ro3">
          <table:table-cell table:style-name="ce1" office:value-type="float" office:value="11532429">
            <text:p>11532429</text:p>
          </table:table-cell>
          <table:table-cell table:style-name="ce1" office:value-type="string">
            <text:p>CESAR GIBSON</text:p>
          </table:table-cell>
          <table:table-cell table:style-name="ce2"/>
          <table:table-cell table:formula="of:=CONCATENATE(&quot;DELETE FROM sno_conceptopersonal WHERE codnom='5000' and codper='&quot;;REPT(&quot;0&quot;;10-LEN([.A14]));[.A14];&quot;';&quot;)" office:value-type="string" office:string-value="DELETE FROM sno_conceptopersonal WHERE codnom='5000' and codper='0011532429';">
            <text:p>DELETE FROM sno_conceptopersonal WHERE codnom='5000' and codper='0011532429';</text:p>
          </table:table-cell>
          <table:table-cell table:number-columns-repeated="6"/>
          <table:table-cell table:formula="of:=CONCATENATE(&quot;DELETE FROM sno_constantepersonal WHERE codnom='5000' and codper='&quot;;REPT(&quot;0&quot;;10-LEN([.A14]));[.A14];&quot;';&quot;)" office:value-type="string" office:string-value="DELETE FROM sno_constantepersonal WHERE codnom='5000' and codper='0011532429';">
            <text:p>DELETE FROM sno_constantepersonal WHERE codnom='5000' and codper='0011532429';</text:p>
          </table:table-cell>
          <table:table-cell table:number-columns-repeated="6"/>
          <table:table-cell table:formula="of:==CONCATENATE(&quot;DELETE FROM sno_personalnomina WHERE codnom='5000' and codper='&quot;;REPT(&quot;0&quot;;10-LEN([.A14]));[.A14];&quot;';&quot;)" office:value-type="string" office:string-value="DELETE FROM sno_personalnomina WHERE codnom='5000' and codper='0011532429';">
            <text:p>DELETE FROM sno_personalnomina WHERE codnom='5000' and codper='0011532429';</text:p>
          </table:table-cell>
        </table:table-row>
        <table:table-row table:style-name="ro3">
          <table:table-cell table:style-name="ce1" office:value-type="float" office:value="11998514">
            <text:p>11998514</text:p>
          </table:table-cell>
          <table:table-cell table:style-name="ce1" office:value-type="string">
            <text:p>RHONA OLIVERO</text:p>
          </table:table-cell>
          <table:table-cell table:style-name="ce3"/>
          <table:table-cell table:formula="of:=CONCATENATE(&quot;DELETE FROM sno_conceptopersonal WHERE codnom='5000' and codper='&quot;;REPT(&quot;0&quot;;10-LEN([.A15]));[.A15];&quot;';&quot;)" office:value-type="string" office:string-value="DELETE FROM sno_conceptopersonal WHERE codnom='5000' and codper='0011998514';">
            <text:p>DELETE FROM sno_conceptopersonal WHERE codnom='5000' and codper='0011998514';</text:p>
          </table:table-cell>
          <table:table-cell table:number-columns-repeated="6"/>
          <table:table-cell table:formula="of:=CONCATENATE(&quot;DELETE FROM sno_constantepersonal WHERE codnom='5000' and codper='&quot;;REPT(&quot;0&quot;;10-LEN([.A15]));[.A15];&quot;';&quot;)" office:value-type="string" office:string-value="DELETE FROM sno_constantepersonal WHERE codnom='5000' and codper='0011998514';">
            <text:p>DELETE FROM sno_constantepersonal WHERE codnom='5000' and codper='0011998514';</text:p>
          </table:table-cell>
          <table:table-cell table:number-columns-repeated="6"/>
          <table:table-cell table:formula="of:==CONCATENATE(&quot;DELETE FROM sno_personalnomina WHERE codnom='5000' and codper='&quot;;REPT(&quot;0&quot;;10-LEN([.A15]));[.A15];&quot;';&quot;)" office:value-type="string" office:string-value="DELETE FROM sno_personalnomina WHERE codnom='5000' and codper='0011998514';">
            <text:p>DELETE FROM sno_personalnomina WHERE codnom='5000' and codper='0011998514';</text:p>
          </table:table-cell>
        </table:table-row>
        <table:table-row table:style-name="ro3">
          <table:table-cell table:style-name="ce1" office:value-type="float" office:value="12131469">
            <text:p>12131469</text:p>
          </table:table-cell>
          <table:table-cell table:style-name="ce1" office:value-type="string">
            <text:p>LUIS TORREALBA</text:p>
          </table:table-cell>
          <table:table-cell table:style-name="ce2"/>
          <table:table-cell table:formula="of:=CONCATENATE(&quot;DELETE FROM sno_conceptopersonal WHERE codnom='5000' and codper='&quot;;REPT(&quot;0&quot;;10-LEN([.A16]));[.A16];&quot;';&quot;)" office:value-type="string" office:string-value="DELETE FROM sno_conceptopersonal WHERE codnom='5000' and codper='0012131469';">
            <text:p>DELETE FROM sno_conceptopersonal WHERE codnom='5000' and codper='0012131469';</text:p>
          </table:table-cell>
          <table:table-cell table:number-columns-repeated="6"/>
          <table:table-cell table:formula="of:=CONCATENATE(&quot;DELETE FROM sno_constantepersonal WHERE codnom='5000' and codper='&quot;;REPT(&quot;0&quot;;10-LEN([.A16]));[.A16];&quot;';&quot;)" office:value-type="string" office:string-value="DELETE FROM sno_constantepersonal WHERE codnom='5000' and codper='0012131469';">
            <text:p>DELETE FROM sno_constantepersonal WHERE codnom='5000' and codper='0012131469';</text:p>
          </table:table-cell>
          <table:table-cell table:number-columns-repeated="6"/>
          <table:table-cell table:formula="of:==CONCATENATE(&quot;DELETE FROM sno_personalnomina WHERE codnom='5000' and codper='&quot;;REPT(&quot;0&quot;;10-LEN([.A16]));[.A16];&quot;';&quot;)" office:value-type="string" office:string-value="DELETE FROM sno_personalnomina WHERE codnom='5000' and codper='0012131469';">
            <text:p>DELETE FROM sno_personalnomina WHERE codnom='5000' and codper='0012131469';</text:p>
          </table:table-cell>
        </table:table-row>
        <table:table-row table:style-name="ro3">
          <table:table-cell table:style-name="ce1" office:value-type="float" office:value="12546092">
            <text:p>12546092</text:p>
          </table:table-cell>
          <table:table-cell table:style-name="ce1" office:value-type="string">
            <text:p>OMAR RONDON</text:p>
          </table:table-cell>
          <table:table-cell table:style-name="ce2"/>
          <table:table-cell table:formula="of:=CONCATENATE(&quot;DELETE FROM sno_conceptopersonal WHERE codnom='5000' and codper='&quot;;REPT(&quot;0&quot;;10-LEN([.A17]));[.A17];&quot;';&quot;)" office:value-type="string" office:string-value="DELETE FROM sno_conceptopersonal WHERE codnom='5000' and codper='0012546092';">
            <text:p>DELETE FROM sno_conceptopersonal WHERE codnom='5000' and codper='0012546092';</text:p>
          </table:table-cell>
          <table:table-cell table:number-columns-repeated="6"/>
          <table:table-cell table:formula="of:=CONCATENATE(&quot;DELETE FROM sno_constantepersonal WHERE codnom='5000' and codper='&quot;;REPT(&quot;0&quot;;10-LEN([.A17]));[.A17];&quot;';&quot;)" office:value-type="string" office:string-value="DELETE FROM sno_constantepersonal WHERE codnom='5000' and codper='0012546092';">
            <text:p>DELETE FROM sno_constantepersonal WHERE codnom='5000' and codper='0012546092';</text:p>
          </table:table-cell>
          <table:table-cell table:number-columns-repeated="6"/>
          <table:table-cell table:formula="of:==CONCATENATE(&quot;DELETE FROM sno_personalnomina WHERE codnom='5000' and codper='&quot;;REPT(&quot;0&quot;;10-LEN([.A17]));[.A17];&quot;';&quot;)" office:value-type="string" office:string-value="DELETE FROM sno_personalnomina WHERE codnom='5000' and codper='0012546092';">
            <text:p>DELETE FROM sno_personalnomina WHERE codnom='5000' and codper='0012546092';</text:p>
          </table:table-cell>
        </table:table-row>
        <table:table-row table:style-name="ro3">
          <table:table-cell table:style-name="ce1" office:value-type="float" office:value="13798455">
            <text:p>13798455</text:p>
          </table:table-cell>
          <table:table-cell table:style-name="ce1" office:value-type="string">
            <text:p>VANESSA ESPINOZA</text:p>
          </table:table-cell>
          <table:table-cell table:style-name="ce2"/>
          <table:table-cell table:formula="of:=CONCATENATE(&quot;DELETE FROM sno_conceptopersonal WHERE codnom='5000' and codper='&quot;;REPT(&quot;0&quot;;10-LEN([.A18]));[.A18];&quot;';&quot;)" office:value-type="string" office:string-value="DELETE FROM sno_conceptopersonal WHERE codnom='5000' and codper='0013798455';">
            <text:p>DELETE FROM sno_conceptopersonal WHERE codnom='5000' and codper='0013798455';</text:p>
          </table:table-cell>
          <table:table-cell table:number-columns-repeated="6"/>
          <table:table-cell table:formula="of:=CONCATENATE(&quot;DELETE FROM sno_constantepersonal WHERE codnom='5000' and codper='&quot;;REPT(&quot;0&quot;;10-LEN([.A18]));[.A18];&quot;';&quot;)" office:value-type="string" office:string-value="DELETE FROM sno_constantepersonal WHERE codnom='5000' and codper='0013798455';">
            <text:p>DELETE FROM sno_constantepersonal WHERE codnom='5000' and codper='0013798455';</text:p>
          </table:table-cell>
          <table:table-cell table:number-columns-repeated="6"/>
          <table:table-cell table:formula="of:==CONCATENATE(&quot;DELETE FROM sno_personalnomina WHERE codnom='5000' and codper='&quot;;REPT(&quot;0&quot;;10-LEN([.A18]));[.A18];&quot;';&quot;)" office:value-type="string" office:string-value="DELETE FROM sno_personalnomina WHERE codnom='5000' and codper='0013798455';">
            <text:p>DELETE FROM sno_personalnomina WHERE codnom='5000' and codper='0013798455';</text:p>
          </table:table-cell>
        </table:table-row>
        <table:table-row table:style-name="ro3">
          <table:table-cell table:style-name="ce1" office:value-type="float" office:value="14008289">
            <text:p>14008289</text:p>
          </table:table-cell>
          <table:table-cell table:style-name="ce1" office:value-type="string">
            <text:p>RAMON GONZALEZ</text:p>
          </table:table-cell>
          <table:table-cell table:style-name="ce2"/>
          <table:table-cell table:formula="of:=CONCATENATE(&quot;DELETE FROM sno_conceptopersonal WHERE codnom='5000' and codper='&quot;;REPT(&quot;0&quot;;10-LEN([.A19]));[.A19];&quot;';&quot;)" office:value-type="string" office:string-value="DELETE FROM sno_conceptopersonal WHERE codnom='5000' and codper='0014008289';">
            <text:p>DELETE FROM sno_conceptopersonal WHERE codnom='5000' and codper='0014008289';</text:p>
          </table:table-cell>
          <table:table-cell table:number-columns-repeated="6"/>
          <table:table-cell table:formula="of:=CONCATENATE(&quot;DELETE FROM sno_constantepersonal WHERE codnom='5000' and codper='&quot;;REPT(&quot;0&quot;;10-LEN([.A19]));[.A19];&quot;';&quot;)" office:value-type="string" office:string-value="DELETE FROM sno_constantepersonal WHERE codnom='5000' and codper='0014008289';">
            <text:p>DELETE FROM sno_constantepersonal WHERE codnom='5000' and codper='0014008289';</text:p>
          </table:table-cell>
          <table:table-cell table:number-columns-repeated="6"/>
          <table:table-cell table:formula="of:==CONCATENATE(&quot;DELETE FROM sno_personalnomina WHERE codnom='5000' and codper='&quot;;REPT(&quot;0&quot;;10-LEN([.A19]));[.A19];&quot;';&quot;)" office:value-type="string" office:string-value="DELETE FROM sno_personalnomina WHERE codnom='5000' and codper='0014008289';">
            <text:p>DELETE FROM sno_personalnomina WHERE codnom='5000' and codper='0014008289';</text:p>
          </table:table-cell>
        </table:table-row>
        <table:table-row table:style-name="ro3">
          <table:table-cell table:style-name="ce1" office:value-type="float" office:value="14510989">
            <text:p>14510989</text:p>
          </table:table-cell>
          <table:table-cell table:style-name="ce1" office:value-type="string">
            <text:p>SOFIA VILLAVICENCIO</text:p>
          </table:table-cell>
          <table:table-cell table:style-name="ce2"/>
          <table:table-cell table:formula="of:=CONCATENATE(&quot;DELETE FROM sno_conceptopersonal WHERE codnom='5000' and codper='&quot;;REPT(&quot;0&quot;;10-LEN([.A20]));[.A20];&quot;';&quot;)" office:value-type="string" office:string-value="DELETE FROM sno_conceptopersonal WHERE codnom='5000' and codper='0014510989';">
            <text:p>DELETE FROM sno_conceptopersonal WHERE codnom='5000' and codper='0014510989';</text:p>
          </table:table-cell>
          <table:table-cell table:number-columns-repeated="6"/>
          <table:table-cell table:formula="of:=CONCATENATE(&quot;DELETE FROM sno_constantepersonal WHERE codnom='5000' and codper='&quot;;REPT(&quot;0&quot;;10-LEN([.A20]));[.A20];&quot;';&quot;)" office:value-type="string" office:string-value="DELETE FROM sno_constantepersonal WHERE codnom='5000' and codper='0014510989';">
            <text:p>DELETE FROM sno_constantepersonal WHERE codnom='5000' and codper='0014510989';</text:p>
          </table:table-cell>
          <table:table-cell table:number-columns-repeated="6"/>
          <table:table-cell table:formula="of:==CONCATENATE(&quot;DELETE FROM sno_personalnomina WHERE codnom='5000' and codper='&quot;;REPT(&quot;0&quot;;10-LEN([.A20]));[.A20];&quot;';&quot;)" office:value-type="string" office:string-value="DELETE FROM sno_personalnomina WHERE codnom='5000' and codper='0014510989';">
            <text:p>DELETE FROM sno_personalnomina WHERE codnom='5000' and codper='0014510989';</text:p>
          </table:table-cell>
        </table:table-row>
        <table:table-row table:style-name="ro3">
          <table:table-cell table:style-name="ce1" office:value-type="float" office:value="14836956">
            <text:p>14836956</text:p>
          </table:table-cell>
          <table:table-cell table:style-name="ce1" office:value-type="string">
            <text:p>MAJOO RIVAS</text:p>
          </table:table-cell>
          <table:table-cell table:style-name="ce2"/>
          <table:table-cell table:formula="of:=CONCATENATE(&quot;DELETE FROM sno_conceptopersonal WHERE codnom='5000' and codper='&quot;;REPT(&quot;0&quot;;10-LEN([.A21]));[.A21];&quot;';&quot;)" office:value-type="string" office:string-value="DELETE FROM sno_conceptopersonal WHERE codnom='5000' and codper='0014836956';">
            <text:p>DELETE FROM sno_conceptopersonal WHERE codnom='5000' and codper='0014836956';</text:p>
          </table:table-cell>
          <table:table-cell table:number-columns-repeated="6"/>
          <table:table-cell table:formula="of:=CONCATENATE(&quot;DELETE FROM sno_constantepersonal WHERE codnom='5000' and codper='&quot;;REPT(&quot;0&quot;;10-LEN([.A21]));[.A21];&quot;';&quot;)" office:value-type="string" office:string-value="DELETE FROM sno_constantepersonal WHERE codnom='5000' and codper='0014836956';">
            <text:p>DELETE FROM sno_constantepersonal WHERE codnom='5000' and codper='0014836956';</text:p>
          </table:table-cell>
          <table:table-cell table:number-columns-repeated="6"/>
          <table:table-cell table:formula="of:==CONCATENATE(&quot;DELETE FROM sno_personalnomina WHERE codnom='5000' and codper='&quot;;REPT(&quot;0&quot;;10-LEN([.A21]));[.A21];&quot;';&quot;)" office:value-type="string" office:string-value="DELETE FROM sno_personalnomina WHERE codnom='5000' and codper='0014836956';">
            <text:p>DELETE FROM sno_personalnomina WHERE codnom='5000' and codper='0014836956';</text:p>
          </table:table-cell>
        </table:table-row>
        <table:table-row table:style-name="ro3">
          <table:table-cell table:style-name="ce1" office:value-type="float" office:value="15570159">
            <text:p>15570159</text:p>
          </table:table-cell>
          <table:table-cell table:style-name="ce1" office:value-type="string">
            <text:p>ELVIS VASQUEZ</text:p>
          </table:table-cell>
          <table:table-cell table:style-name="ce2"/>
          <table:table-cell table:formula="of:=CONCATENATE(&quot;DELETE FROM sno_conceptopersonal WHERE codnom='5000' and codper='&quot;;REPT(&quot;0&quot;;10-LEN([.A22]));[.A22];&quot;';&quot;)" office:value-type="string" office:string-value="DELETE FROM sno_conceptopersonal WHERE codnom='5000' and codper='0015570159';">
            <text:p>DELETE FROM sno_conceptopersonal WHERE codnom='5000' and codper='0015570159';</text:p>
          </table:table-cell>
          <table:table-cell table:number-columns-repeated="6"/>
          <table:table-cell table:formula="of:=CONCATENATE(&quot;DELETE FROM sno_constantepersonal WHERE codnom='5000' and codper='&quot;;REPT(&quot;0&quot;;10-LEN([.A22]));[.A22];&quot;';&quot;)" office:value-type="string" office:string-value="DELETE FROM sno_constantepersonal WHERE codnom='5000' and codper='0015570159';">
            <text:p>DELETE FROM sno_constantepersonal WHERE codnom='5000' and codper='0015570159';</text:p>
          </table:table-cell>
          <table:table-cell table:number-columns-repeated="6"/>
          <table:table-cell table:formula="of:==CONCATENATE(&quot;DELETE FROM sno_personalnomina WHERE codnom='5000' and codper='&quot;;REPT(&quot;0&quot;;10-LEN([.A22]));[.A22];&quot;';&quot;)" office:value-type="string" office:string-value="DELETE FROM sno_personalnomina WHERE codnom='5000' and codper='0015570159';">
            <text:p>DELETE FROM sno_personalnomina WHERE codnom='5000' and codper='0015570159';</text:p>
          </table:table-cell>
        </table:table-row>
        <table:table-row table:style-name="ro3">
          <table:table-cell table:style-name="ce1" office:value-type="float" office:value="15633552">
            <text:p>15633552</text:p>
          </table:table-cell>
          <table:table-cell table:style-name="ce1" office:value-type="string">
            <text:p>MANNY TORRES</text:p>
          </table:table-cell>
          <table:table-cell table:style-name="ce3"/>
          <table:table-cell table:formula="of:=CONCATENATE(&quot;DELETE FROM sno_conceptopersonal WHERE codnom='5000' and codper='&quot;;REPT(&quot;0&quot;;10-LEN([.A23]));[.A23];&quot;';&quot;)" office:value-type="string" office:string-value="DELETE FROM sno_conceptopersonal WHERE codnom='5000' and codper='0015633552';">
            <text:p>DELETE FROM sno_conceptopersonal WHERE codnom='5000' and codper='0015633552';</text:p>
          </table:table-cell>
          <table:table-cell table:number-columns-repeated="6"/>
          <table:table-cell table:formula="of:=CONCATENATE(&quot;DELETE FROM sno_constantepersonal WHERE codnom='5000' and codper='&quot;;REPT(&quot;0&quot;;10-LEN([.A23]));[.A23];&quot;';&quot;)" office:value-type="string" office:string-value="DELETE FROM sno_constantepersonal WHERE codnom='5000' and codper='0015633552';">
            <text:p>DELETE FROM sno_constantepersonal WHERE codnom='5000' and codper='0015633552';</text:p>
          </table:table-cell>
          <table:table-cell table:number-columns-repeated="6"/>
          <table:table-cell table:formula="of:==CONCATENATE(&quot;DELETE FROM sno_personalnomina WHERE codnom='5000' and codper='&quot;;REPT(&quot;0&quot;;10-LEN([.A23]));[.A23];&quot;';&quot;)" office:value-type="string" office:string-value="DELETE FROM sno_personalnomina WHERE codnom='5000' and codper='0015633552';">
            <text:p>DELETE FROM sno_personalnomina WHERE codnom='5000' and codper='0015633552';</text:p>
          </table:table-cell>
        </table:table-row>
        <table:table-row table:style-name="ro3">
          <table:table-cell table:style-name="ce1" office:value-type="float" office:value="15781527">
            <text:p>15781527</text:p>
          </table:table-cell>
          <table:table-cell table:style-name="ce1" office:value-type="string">
            <text:p>ALBERTO GARNIER</text:p>
          </table:table-cell>
          <table:table-cell table:style-name="ce2"/>
          <table:table-cell table:formula="of:=CONCATENATE(&quot;DELETE FROM sno_conceptopersonal WHERE codnom='5000' and codper='&quot;;REPT(&quot;0&quot;;10-LEN([.A24]));[.A24];&quot;';&quot;)" office:value-type="string" office:string-value="DELETE FROM sno_conceptopersonal WHERE codnom='5000' and codper='0015781527';">
            <text:p>DELETE FROM sno_conceptopersonal WHERE codnom='5000' and codper='0015781527';</text:p>
          </table:table-cell>
          <table:table-cell table:number-columns-repeated="6"/>
          <table:table-cell table:formula="of:=CONCATENATE(&quot;DELETE FROM sno_constantepersonal WHERE codnom='5000' and codper='&quot;;REPT(&quot;0&quot;;10-LEN([.A24]));[.A24];&quot;';&quot;)" office:value-type="string" office:string-value="DELETE FROM sno_constantepersonal WHERE codnom='5000' and codper='0015781527';">
            <text:p>DELETE FROM sno_constantepersonal WHERE codnom='5000' and codper='0015781527';</text:p>
          </table:table-cell>
          <table:table-cell table:number-columns-repeated="6"/>
          <table:table-cell table:formula="of:==CONCATENATE(&quot;DELETE FROM sno_personalnomina WHERE codnom='5000' and codper='&quot;;REPT(&quot;0&quot;;10-LEN([.A24]));[.A24];&quot;';&quot;)" office:value-type="string" office:string-value="DELETE FROM sno_personalnomina WHERE codnom='5000' and codper='0015781527';">
            <text:p>DELETE FROM sno_personalnomina WHERE codnom='5000' and codper='0015781527';</text:p>
          </table:table-cell>
        </table:table-row>
        <table:table-row table:style-name="ro3">
          <table:table-cell table:style-name="ce1" office:value-type="float" office:value="15852975">
            <text:p>15852975</text:p>
          </table:table-cell>
          <table:table-cell table:style-name="ce1" office:value-type="string">
            <text:p>FRANCIS VARELA</text:p>
          </table:table-cell>
          <table:table-cell table:style-name="ce2"/>
          <table:table-cell table:formula="of:=CONCATENATE(&quot;DELETE FROM sno_conceptopersonal WHERE codnom='5000' and codper='&quot;;REPT(&quot;0&quot;;10-LEN([.A25]));[.A25];&quot;';&quot;)" office:value-type="string" office:string-value="DELETE FROM sno_conceptopersonal WHERE codnom='5000' and codper='0015852975';">
            <text:p>DELETE FROM sno_conceptopersonal WHERE codnom='5000' and codper='0015852975';</text:p>
          </table:table-cell>
          <table:table-cell table:number-columns-repeated="6"/>
          <table:table-cell table:formula="of:=CONCATENATE(&quot;DELETE FROM sno_constantepersonal WHERE codnom='5000' and codper='&quot;;REPT(&quot;0&quot;;10-LEN([.A25]));[.A25];&quot;';&quot;)" office:value-type="string" office:string-value="DELETE FROM sno_constantepersonal WHERE codnom='5000' and codper='0015852975';">
            <text:p>DELETE FROM sno_constantepersonal WHERE codnom='5000' and codper='0015852975';</text:p>
          </table:table-cell>
          <table:table-cell table:number-columns-repeated="6"/>
          <table:table-cell table:formula="of:==CONCATENATE(&quot;DELETE FROM sno_personalnomina WHERE codnom='5000' and codper='&quot;;REPT(&quot;0&quot;;10-LEN([.A25]));[.A25];&quot;';&quot;)" office:value-type="string" office:string-value="DELETE FROM sno_personalnomina WHERE codnom='5000' and codper='0015852975';">
            <text:p>DELETE FROM sno_personalnomina WHERE codnom='5000' and codper='0015852975';</text:p>
          </table:table-cell>
        </table:table-row>
        <table:table-row table:style-name="ro3">
          <table:table-cell table:style-name="ce1" office:value-type="float" office:value="16516692">
            <text:p>16516692</text:p>
          </table:table-cell>
          <table:table-cell table:style-name="ce1" office:value-type="string">
            <text:p>DENYS BUGARITO</text:p>
          </table:table-cell>
          <table:table-cell table:style-name="ce2"/>
          <table:table-cell table:formula="of:=CONCATENATE(&quot;DELETE FROM sno_conceptopersonal WHERE codnom='5000' and codper='&quot;;REPT(&quot;0&quot;;10-LEN([.A26]));[.A26];&quot;';&quot;)" office:value-type="string" office:string-value="DELETE FROM sno_conceptopersonal WHERE codnom='5000' and codper='0016516692';">
            <text:p>DELETE FROM sno_conceptopersonal WHERE codnom='5000' and codper='0016516692';</text:p>
          </table:table-cell>
          <table:table-cell table:number-columns-repeated="6"/>
          <table:table-cell table:formula="of:=CONCATENATE(&quot;DELETE FROM sno_constantepersonal WHERE codnom='5000' and codper='&quot;;REPT(&quot;0&quot;;10-LEN([.A26]));[.A26];&quot;';&quot;)" office:value-type="string" office:string-value="DELETE FROM sno_constantepersonal WHERE codnom='5000' and codper='0016516692';">
            <text:p>DELETE FROM sno_constantepersonal WHERE codnom='5000' and codper='0016516692';</text:p>
          </table:table-cell>
          <table:table-cell table:number-columns-repeated="6"/>
          <table:table-cell table:formula="of:==CONCATENATE(&quot;DELETE FROM sno_personalnomina WHERE codnom='5000' and codper='&quot;;REPT(&quot;0&quot;;10-LEN([.A26]));[.A26];&quot;';&quot;)" office:value-type="string" office:string-value="DELETE FROM sno_personalnomina WHERE codnom='5000' and codper='0016516692';">
            <text:p>DELETE FROM sno_personalnomina WHERE codnom='5000' and codper='0016516692';</text:p>
          </table:table-cell>
        </table:table-row>
        <table:table-row table:style-name="ro3">
          <table:table-cell table:style-name="ce1" office:value-type="float" office:value="17210719">
            <text:p>17210719</text:p>
          </table:table-cell>
          <table:table-cell table:style-name="ce1" office:value-type="string">
            <text:p>ELIS VASQUEZ</text:p>
          </table:table-cell>
          <table:table-cell table:style-name="ce2"/>
          <table:table-cell table:formula="of:=CONCATENATE(&quot;DELETE FROM sno_conceptopersonal WHERE codnom='5000' and codper='&quot;;REPT(&quot;0&quot;;10-LEN([.A27]));[.A27];&quot;';&quot;)" office:value-type="string" office:string-value="DELETE FROM sno_conceptopersonal WHERE codnom='5000' and codper='0017210719';">
            <text:p>DELETE FROM sno_conceptopersonal WHERE codnom='5000' and codper='0017210719';</text:p>
          </table:table-cell>
          <table:table-cell table:number-columns-repeated="6"/>
          <table:table-cell table:formula="of:=CONCATENATE(&quot;DELETE FROM sno_constantepersonal WHERE codnom='5000' and codper='&quot;;REPT(&quot;0&quot;;10-LEN([.A27]));[.A27];&quot;';&quot;)" office:value-type="string" office:string-value="DELETE FROM sno_constantepersonal WHERE codnom='5000' and codper='0017210719';">
            <text:p>DELETE FROM sno_constantepersonal WHERE codnom='5000' and codper='0017210719';</text:p>
          </table:table-cell>
          <table:table-cell table:number-columns-repeated="6"/>
          <table:table-cell table:formula="of:==CONCATENATE(&quot;DELETE FROM sno_personalnomina WHERE codnom='5000' and codper='&quot;;REPT(&quot;0&quot;;10-LEN([.A27]));[.A27];&quot;';&quot;)" office:value-type="string" office:string-value="DELETE FROM sno_personalnomina WHERE codnom='5000' and codper='0017210719';">
            <text:p>DELETE FROM sno_personalnomina WHERE codnom='5000' and codper='0017210719';</text:p>
          </table:table-cell>
        </table:table-row>
        <table:table-row table:style-name="ro3">
          <table:table-cell table:style-name="ce1" office:value-type="float" office:value="17322886">
            <text:p>17322886</text:p>
          </table:table-cell>
          <table:table-cell table:style-name="ce1" office:value-type="string">
            <text:p>CARLOS SIERRA</text:p>
          </table:table-cell>
          <table:table-cell table:style-name="ce2"/>
          <table:table-cell table:formula="of:=CONCATENATE(&quot;DELETE FROM sno_conceptopersonal WHERE codnom='5000' and codper='&quot;;REPT(&quot;0&quot;;10-LEN([.A28]));[.A28];&quot;';&quot;)" office:value-type="string" office:string-value="DELETE FROM sno_conceptopersonal WHERE codnom='5000' and codper='0017322886';">
            <text:p>DELETE FROM sno_conceptopersonal WHERE codnom='5000' and codper='0017322886';</text:p>
          </table:table-cell>
          <table:table-cell table:number-columns-repeated="6"/>
          <table:table-cell table:formula="of:=CONCATENATE(&quot;DELETE FROM sno_constantepersonal WHERE codnom='5000' and codper='&quot;;REPT(&quot;0&quot;;10-LEN([.A28]));[.A28];&quot;';&quot;)" office:value-type="string" office:string-value="DELETE FROM sno_constantepersonal WHERE codnom='5000' and codper='0017322886';">
            <text:p>DELETE FROM sno_constantepersonal WHERE codnom='5000' and codper='0017322886';</text:p>
          </table:table-cell>
          <table:table-cell table:number-columns-repeated="6"/>
          <table:table-cell table:formula="of:==CONCATENATE(&quot;DELETE FROM sno_personalnomina WHERE codnom='5000' and codper='&quot;;REPT(&quot;0&quot;;10-LEN([.A28]));[.A28];&quot;';&quot;)" office:value-type="string" office:string-value="DELETE FROM sno_personalnomina WHERE codnom='5000' and codper='0017322886';">
            <text:p>DELETE FROM sno_personalnomina WHERE codnom='5000' and codper='0017322886';</text:p>
          </table:table-cell>
        </table:table-row>
        <table:table-row table:style-name="ro3">
          <table:table-cell table:style-name="ce1" office:value-type="float" office:value="17633094">
            <text:p>17633094</text:p>
          </table:table-cell>
          <table:table-cell table:style-name="ce1" office:value-type="string">
            <text:p>VICTOR SERRANO</text:p>
          </table:table-cell>
          <table:table-cell table:style-name="ce2"/>
          <table:table-cell table:formula="of:=CONCATENATE(&quot;DELETE FROM sno_conceptopersonal WHERE codnom='5000' and codper='&quot;;REPT(&quot;0&quot;;10-LEN([.A29]));[.A29];&quot;';&quot;)" office:value-type="string" office:string-value="DELETE FROM sno_conceptopersonal WHERE codnom='5000' and codper='0017633094';">
            <text:p>DELETE FROM sno_conceptopersonal WHERE codnom='5000' and codper='0017633094';</text:p>
          </table:table-cell>
          <table:table-cell table:number-columns-repeated="6"/>
          <table:table-cell table:formula="of:=CONCATENATE(&quot;DELETE FROM sno_constantepersonal WHERE codnom='5000' and codper='&quot;;REPT(&quot;0&quot;;10-LEN([.A29]));[.A29];&quot;';&quot;)" office:value-type="string" office:string-value="DELETE FROM sno_constantepersonal WHERE codnom='5000' and codper='0017633094';">
            <text:p>DELETE FROM sno_constantepersonal WHERE codnom='5000' and codper='0017633094';</text:p>
          </table:table-cell>
          <table:table-cell table:number-columns-repeated="6"/>
          <table:table-cell table:formula="of:==CONCATENATE(&quot;DELETE FROM sno_personalnomina WHERE codnom='5000' and codper='&quot;;REPT(&quot;0&quot;;10-LEN([.A29]));[.A29];&quot;';&quot;)" office:value-type="string" office:string-value="DELETE FROM sno_personalnomina WHERE codnom='5000' and codper='0017633094';">
            <text:p>DELETE FROM sno_personalnomina WHERE codnom='5000' and codper='0017633094';</text:p>
          </table:table-cell>
        </table:table-row>
        <table:table-row table:style-name="ro3">
          <table:table-cell table:style-name="ce1" office:value-type="float" office:value="17722588">
            <text:p>17722588</text:p>
          </table:table-cell>
          <table:table-cell table:style-name="ce1" office:value-type="string">
            <text:p>XAVIER CAMPO</text:p>
          </table:table-cell>
          <table:table-cell table:style-name="ce2"/>
          <table:table-cell table:formula="of:=CONCATENATE(&quot;DELETE FROM sno_conceptopersonal WHERE codnom='5000' and codper='&quot;;REPT(&quot;0&quot;;10-LEN([.A30]));[.A30];&quot;';&quot;)" office:value-type="string" office:string-value="DELETE FROM sno_conceptopersonal WHERE codnom='5000' and codper='0017722588';">
            <text:p>DELETE FROM sno_conceptopersonal WHERE codnom='5000' and codper='0017722588';</text:p>
          </table:table-cell>
          <table:table-cell table:number-columns-repeated="6"/>
          <table:table-cell table:formula="of:=CONCATENATE(&quot;DELETE FROM sno_constantepersonal WHERE codnom='5000' and codper='&quot;;REPT(&quot;0&quot;;10-LEN([.A30]));[.A30];&quot;';&quot;)" office:value-type="string" office:string-value="DELETE FROM sno_constantepersonal WHERE codnom='5000' and codper='0017722588';">
            <text:p>DELETE FROM sno_constantepersonal WHERE codnom='5000' and codper='0017722588';</text:p>
          </table:table-cell>
          <table:table-cell table:number-columns-repeated="6"/>
          <table:table-cell table:formula="of:==CONCATENATE(&quot;DELETE FROM sno_personalnomina WHERE codnom='5000' and codper='&quot;;REPT(&quot;0&quot;;10-LEN([.A30]));[.A30];&quot;';&quot;)" office:value-type="string" office:string-value="DELETE FROM sno_personalnomina WHERE codnom='5000' and codper='0017722588';">
            <text:p>DELETE FROM sno_personalnomina WHERE codnom='5000' and codper='0017722588';</text:p>
          </table:table-cell>
        </table:table-row>
        <table:table-row table:style-name="ro3">
          <table:table-cell table:style-name="ce1" office:value-type="float" office:value="17745662">
            <text:p>17745662</text:p>
          </table:table-cell>
          <table:table-cell table:style-name="ce1" office:value-type="string">
            <text:p>MARIA CABELLO</text:p>
          </table:table-cell>
          <table:table-cell table:style-name="ce3"/>
          <table:table-cell table:formula="of:=CONCATENATE(&quot;DELETE FROM sno_conceptopersonal WHERE codnom='5000' and codper='&quot;;REPT(&quot;0&quot;;10-LEN([.A31]));[.A31];&quot;';&quot;)" office:value-type="string" office:string-value="DELETE FROM sno_conceptopersonal WHERE codnom='5000' and codper='0017745662';">
            <text:p>DELETE FROM sno_conceptopersonal WHERE codnom='5000' and codper='0017745662';</text:p>
          </table:table-cell>
          <table:table-cell table:number-columns-repeated="6"/>
          <table:table-cell table:formula="of:=CONCATENATE(&quot;DELETE FROM sno_constantepersonal WHERE codnom='5000' and codper='&quot;;REPT(&quot;0&quot;;10-LEN([.A31]));[.A31];&quot;';&quot;)" office:value-type="string" office:string-value="DELETE FROM sno_constantepersonal WHERE codnom='5000' and codper='0017745662';">
            <text:p>DELETE FROM sno_constantepersonal WHERE codnom='5000' and codper='0017745662';</text:p>
          </table:table-cell>
          <table:table-cell table:number-columns-repeated="6"/>
          <table:table-cell table:formula="of:==CONCATENATE(&quot;DELETE FROM sno_personalnomina WHERE codnom='5000' and codper='&quot;;REPT(&quot;0&quot;;10-LEN([.A31]));[.A31];&quot;';&quot;)" office:value-type="string" office:string-value="DELETE FROM sno_personalnomina WHERE codnom='5000' and codper='0017745662';">
            <text:p>DELETE FROM sno_personalnomina WHERE codnom='5000' and codper='0017745662';</text:p>
          </table:table-cell>
        </table:table-row>
        <table:table-row table:style-name="ro3">
          <table:table-cell table:style-name="ce1" office:value-type="float" office:value="17998830">
            <text:p>17998830</text:p>
          </table:table-cell>
          <table:table-cell table:style-name="ce1" office:value-type="string">
            <text:p>CARLOS HERNANDEZ</text:p>
          </table:table-cell>
          <table:table-cell table:style-name="ce2"/>
          <table:table-cell table:formula="of:=CONCATENATE(&quot;DELETE FROM sno_conceptopersonal WHERE codnom='5000' and codper='&quot;;REPT(&quot;0&quot;;10-LEN([.A32]));[.A32];&quot;';&quot;)" office:value-type="string" office:string-value="DELETE FROM sno_conceptopersonal WHERE codnom='5000' and codper='0017998830';">
            <text:p>DELETE FROM sno_conceptopersonal WHERE codnom='5000' and codper='0017998830';</text:p>
          </table:table-cell>
          <table:table-cell table:number-columns-repeated="6"/>
          <table:table-cell table:formula="of:=CONCATENATE(&quot;DELETE FROM sno_constantepersonal WHERE codnom='5000' and codper='&quot;;REPT(&quot;0&quot;;10-LEN([.A32]));[.A32];&quot;';&quot;)" office:value-type="string" office:string-value="DELETE FROM sno_constantepersonal WHERE codnom='5000' and codper='0017998830';">
            <text:p>DELETE FROM sno_constantepersonal WHERE codnom='5000' and codper='0017998830';</text:p>
          </table:table-cell>
          <table:table-cell table:number-columns-repeated="6"/>
          <table:table-cell table:formula="of:==CONCATENATE(&quot;DELETE FROM sno_personalnomina WHERE codnom='5000' and codper='&quot;;REPT(&quot;0&quot;;10-LEN([.A32]));[.A32];&quot;';&quot;)" office:value-type="string" office:string-value="DELETE FROM sno_personalnomina WHERE codnom='5000' and codper='0017998830';">
            <text:p>DELETE FROM sno_personalnomina WHERE codnom='5000' and codper='0017998830';</text:p>
          </table:table-cell>
        </table:table-row>
        <table:table-row table:style-name="ro3">
          <table:table-cell table:style-name="ce1" office:value-type="float" office:value="18238985">
            <text:p>18238985</text:p>
          </table:table-cell>
          <table:table-cell table:style-name="ce1" office:value-type="string">
            <text:p>RAMON REQUENA</text:p>
          </table:table-cell>
          <table:table-cell table:style-name="ce2"/>
          <table:table-cell table:formula="of:=CONCATENATE(&quot;DELETE FROM sno_conceptopersonal WHERE codnom='5000' and codper='&quot;;REPT(&quot;0&quot;;10-LEN([.A33]));[.A33];&quot;';&quot;)" office:value-type="string" office:string-value="DELETE FROM sno_conceptopersonal WHERE codnom='5000' and codper='0018238985';">
            <text:p>DELETE FROM sno_conceptopersonal WHERE codnom='5000' and codper='0018238985';</text:p>
          </table:table-cell>
          <table:table-cell table:number-columns-repeated="6"/>
          <table:table-cell table:formula="of:=CONCATENATE(&quot;DELETE FROM sno_constantepersonal WHERE codnom='5000' and codper='&quot;;REPT(&quot;0&quot;;10-LEN([.A33]));[.A33];&quot;';&quot;)" office:value-type="string" office:string-value="DELETE FROM sno_constantepersonal WHERE codnom='5000' and codper='0018238985';">
            <text:p>DELETE FROM sno_constantepersonal WHERE codnom='5000' and codper='0018238985';</text:p>
          </table:table-cell>
          <table:table-cell table:number-columns-repeated="6"/>
          <table:table-cell table:formula="of:==CONCATENATE(&quot;DELETE FROM sno_personalnomina WHERE codnom='5000' and codper='&quot;;REPT(&quot;0&quot;;10-LEN([.A33]));[.A33];&quot;';&quot;)" office:value-type="string" office:string-value="DELETE FROM sno_personalnomina WHERE codnom='5000' and codper='0018238985';">
            <text:p>DELETE FROM sno_personalnomina WHERE codnom='5000' and codper='0018238985';</text:p>
          </table:table-cell>
        </table:table-row>
        <table:table-row table:style-name="ro3">
          <table:table-cell table:style-name="ce1" office:value-type="float" office:value="18520295">
            <text:p>18520295</text:p>
          </table:table-cell>
          <table:table-cell table:style-name="ce1" office:value-type="string">
            <text:p>NEIRIS MORENO</text:p>
          </table:table-cell>
          <table:table-cell table:style-name="ce2"/>
          <table:table-cell table:formula="of:=CONCATENATE(&quot;DELETE FROM sno_conceptopersonal WHERE codnom='5000' and codper='&quot;;REPT(&quot;0&quot;;10-LEN([.A34]));[.A34];&quot;';&quot;)" office:value-type="string" office:string-value="DELETE FROM sno_conceptopersonal WHERE codnom='5000' and codper='0018520295';">
            <text:p>DELETE FROM sno_conceptopersonal WHERE codnom='5000' and codper='0018520295';</text:p>
          </table:table-cell>
          <table:table-cell table:number-columns-repeated="6"/>
          <table:table-cell table:formula="of:=CONCATENATE(&quot;DELETE FROM sno_constantepersonal WHERE codnom='5000' and codper='&quot;;REPT(&quot;0&quot;;10-LEN([.A34]));[.A34];&quot;';&quot;)" office:value-type="string" office:string-value="DELETE FROM sno_constantepersonal WHERE codnom='5000' and codper='0018520295';">
            <text:p>DELETE FROM sno_constantepersonal WHERE codnom='5000' and codper='0018520295';</text:p>
          </table:table-cell>
          <table:table-cell table:number-columns-repeated="6"/>
          <table:table-cell table:formula="of:==CONCATENATE(&quot;DELETE FROM sno_personalnomina WHERE codnom='5000' and codper='&quot;;REPT(&quot;0&quot;;10-LEN([.A34]));[.A34];&quot;';&quot;)" office:value-type="string" office:string-value="DELETE FROM sno_personalnomina WHERE codnom='5000' and codper='0018520295';">
            <text:p>DELETE FROM sno_personalnomina WHERE codnom='5000' and codper='0018520295';</text:p>
          </table:table-cell>
        </table:table-row>
        <table:table-row table:style-name="ro3">
          <table:table-cell table:style-name="ce1" office:value-type="float" office:value="18667093">
            <text:p>18667093</text:p>
          </table:table-cell>
          <table:table-cell table:style-name="ce1" office:value-type="string">
            <text:p>ANGEL MARTINEZ</text:p>
          </table:table-cell>
          <table:table-cell table:style-name="ce2"/>
          <table:table-cell table:formula="of:=CONCATENATE(&quot;DELETE FROM sno_conceptopersonal WHERE codnom='5000' and codper='&quot;;REPT(&quot;0&quot;;10-LEN([.A35]));[.A35];&quot;';&quot;)" office:value-type="string" office:string-value="DELETE FROM sno_conceptopersonal WHERE codnom='5000' and codper='0018667093';">
            <text:p>DELETE FROM sno_conceptopersonal WHERE codnom='5000' and codper='0018667093';</text:p>
          </table:table-cell>
          <table:table-cell table:number-columns-repeated="6"/>
          <table:table-cell table:formula="of:=CONCATENATE(&quot;DELETE FROM sno_constantepersonal WHERE codnom='5000' and codper='&quot;;REPT(&quot;0&quot;;10-LEN([.A35]));[.A35];&quot;';&quot;)" office:value-type="string" office:string-value="DELETE FROM sno_constantepersonal WHERE codnom='5000' and codper='0018667093';">
            <text:p>DELETE FROM sno_constantepersonal WHERE codnom='5000' and codper='0018667093';</text:p>
          </table:table-cell>
          <table:table-cell table:number-columns-repeated="6"/>
          <table:table-cell table:formula="of:==CONCATENATE(&quot;DELETE FROM sno_personalnomina WHERE codnom='5000' and codper='&quot;;REPT(&quot;0&quot;;10-LEN([.A35]));[.A35];&quot;';&quot;)" office:value-type="string" office:string-value="DELETE FROM sno_personalnomina WHERE codnom='5000' and codper='0018667093';">
            <text:p>DELETE FROM sno_personalnomina WHERE codnom='5000' and codper='0018667093';</text:p>
          </table:table-cell>
        </table:table-row>
        <table:table-row table:style-name="ro3">
          <table:table-cell table:style-name="ce1" office:value-type="float" office:value="19622660">
            <text:p>19622660</text:p>
          </table:table-cell>
          <table:table-cell table:style-name="ce1" office:value-type="string">
            <text:p>CHAKIB NAIME</text:p>
          </table:table-cell>
          <table:table-cell table:style-name="ce3"/>
          <table:table-cell table:formula="of:=CONCATENATE(&quot;DELETE FROM sno_conceptopersonal WHERE codnom='5000' and codper='&quot;;REPT(&quot;0&quot;;10-LEN([.A36]));[.A36];&quot;';&quot;)" office:value-type="string" office:string-value="DELETE FROM sno_conceptopersonal WHERE codnom='5000' and codper='0019622660';">
            <text:p>DELETE FROM sno_conceptopersonal WHERE codnom='5000' and codper='0019622660';</text:p>
          </table:table-cell>
          <table:table-cell table:number-columns-repeated="6"/>
          <table:table-cell table:formula="of:=CONCATENATE(&quot;DELETE FROM sno_constantepersonal WHERE codnom='5000' and codper='&quot;;REPT(&quot;0&quot;;10-LEN([.A36]));[.A36];&quot;';&quot;)" office:value-type="string" office:string-value="DELETE FROM sno_constantepersonal WHERE codnom='5000' and codper='0019622660';">
            <text:p>DELETE FROM sno_constantepersonal WHERE codnom='5000' and codper='0019622660';</text:p>
          </table:table-cell>
          <table:table-cell table:number-columns-repeated="6"/>
          <table:table-cell table:formula="of:==CONCATENATE(&quot;DELETE FROM sno_personalnomina WHERE codnom='5000' and codper='&quot;;REPT(&quot;0&quot;;10-LEN([.A36]));[.A36];&quot;';&quot;)" office:value-type="string" office:string-value="DELETE FROM sno_personalnomina WHERE codnom='5000' and codper='0019622660';">
            <text:p>DELETE FROM sno_personalnomina WHERE codnom='5000' and codper='0019622660';</text:p>
          </table:table-cell>
        </table:table-row>
        <table:table-row table:style-name="ro3">
          <table:table-cell table:style-name="ce1" office:value-type="float" office:value="19858136">
            <text:p>19858136</text:p>
          </table:table-cell>
          <table:table-cell table:style-name="ce1" office:value-type="string">
            <text:p>CRISTHIAN ARENAS</text:p>
          </table:table-cell>
          <table:table-cell table:style-name="ce2"/>
          <table:table-cell table:formula="of:=CONCATENATE(&quot;DELETE FROM sno_conceptopersonal WHERE codnom='5000' and codper='&quot;;REPT(&quot;0&quot;;10-LEN([.A37]));[.A37];&quot;';&quot;)" office:value-type="string" office:string-value="DELETE FROM sno_conceptopersonal WHERE codnom='5000' and codper='0019858136';">
            <text:p>DELETE FROM sno_conceptopersonal WHERE codnom='5000' and codper='0019858136';</text:p>
          </table:table-cell>
          <table:table-cell table:number-columns-repeated="6"/>
          <table:table-cell table:formula="of:=CONCATENATE(&quot;DELETE FROM sno_constantepersonal WHERE codnom='5000' and codper='&quot;;REPT(&quot;0&quot;;10-LEN([.A37]));[.A37];&quot;';&quot;)" office:value-type="string" office:string-value="DELETE FROM sno_constantepersonal WHERE codnom='5000' and codper='0019858136';">
            <text:p>DELETE FROM sno_constantepersonal WHERE codnom='5000' and codper='0019858136';</text:p>
          </table:table-cell>
          <table:table-cell table:number-columns-repeated="6"/>
          <table:table-cell table:formula="of:==CONCATENATE(&quot;DELETE FROM sno_personalnomina WHERE codnom='5000' and codper='&quot;;REPT(&quot;0&quot;;10-LEN([.A37]));[.A37];&quot;';&quot;)" office:value-type="string" office:string-value="DELETE FROM sno_personalnomina WHERE codnom='5000' and codper='0019858136';">
            <text:p>DELETE FROM sno_personalnomina WHERE codnom='5000' and codper='0019858136';</text:p>
          </table:table-cell>
        </table:table-row>
        <table:table-row table:style-name="ro3">
          <table:table-cell table:style-name="ce1" office:value-type="float" office:value="20286922">
            <text:p>20286922</text:p>
          </table:table-cell>
          <table:table-cell table:style-name="ce1" office:value-type="string">
            <text:p>DAVIS OLIVERO</text:p>
          </table:table-cell>
          <table:table-cell table:style-name="ce2"/>
          <table:table-cell table:formula="of:=CONCATENATE(&quot;DELETE FROM sno_conceptopersonal WHERE codnom='5000' and codper='&quot;;REPT(&quot;0&quot;;10-LEN([.A38]));[.A38];&quot;';&quot;)" office:value-type="string" office:string-value="DELETE FROM sno_conceptopersonal WHERE codnom='5000' and codper='0020286922';">
            <text:p>DELETE FROM sno_conceptopersonal WHERE codnom='5000' and codper='0020286922';</text:p>
          </table:table-cell>
          <table:table-cell table:number-columns-repeated="6"/>
          <table:table-cell table:formula="of:=CONCATENATE(&quot;DELETE FROM sno_constantepersonal WHERE codnom='5000' and codper='&quot;;REPT(&quot;0&quot;;10-LEN([.A38]));[.A38];&quot;';&quot;)" office:value-type="string" office:string-value="DELETE FROM sno_constantepersonal WHERE codnom='5000' and codper='0020286922';">
            <text:p>DELETE FROM sno_constantepersonal WHERE codnom='5000' and codper='0020286922';</text:p>
          </table:table-cell>
          <table:table-cell table:number-columns-repeated="6"/>
          <table:table-cell table:formula="of:==CONCATENATE(&quot;DELETE FROM sno_personalnomina WHERE codnom='5000' and codper='&quot;;REPT(&quot;0&quot;;10-LEN([.A38]));[.A38];&quot;';&quot;)" office:value-type="string" office:string-value="DELETE FROM sno_personalnomina WHERE codnom='5000' and codper='0020286922';">
            <text:p>DELETE FROM sno_personalnomina WHERE codnom='5000' and codper='0020286922';</text:p>
          </table:table-cell>
        </table:table-row>
        <table:table-row table:style-name="ro3">
          <table:table-cell table:style-name="ce1" office:value-type="float" office:value="22723497">
            <text:p>22723497</text:p>
          </table:table-cell>
          <table:table-cell table:style-name="ce1" office:value-type="string">
            <text:p>GENESIS GABRIELA</text:p>
          </table:table-cell>
          <table:table-cell table:style-name="ce2"/>
          <table:table-cell table:formula="of:=CONCATENATE(&quot;DELETE FROM sno_conceptopersonal WHERE codnom='5000' and codper='&quot;;REPT(&quot;0&quot;;10-LEN([.A39]));[.A39];&quot;';&quot;)" office:value-type="string" office:string-value="DELETE FROM sno_conceptopersonal WHERE codnom='5000' and codper='0022723497';">
            <text:p>DELETE FROM sno_conceptopersonal WHERE codnom='5000' and codper='0022723497';</text:p>
          </table:table-cell>
          <table:table-cell table:number-columns-repeated="6"/>
          <table:table-cell table:formula="of:=CONCATENATE(&quot;DELETE FROM sno_constantepersonal WHERE codnom='5000' and codper='&quot;;REPT(&quot;0&quot;;10-LEN([.A39]));[.A39];&quot;';&quot;)" office:value-type="string" office:string-value="DELETE FROM sno_constantepersonal WHERE codnom='5000' and codper='0022723497';">
            <text:p>DELETE FROM sno_constantepersonal WHERE codnom='5000' and codper='0022723497';</text:p>
          </table:table-cell>
          <table:table-cell table:number-columns-repeated="6"/>
          <table:table-cell table:formula="of:==CONCATENATE(&quot;DELETE FROM sno_personalnomina WHERE codnom='5000' and codper='&quot;;REPT(&quot;0&quot;;10-LEN([.A39]));[.A39];&quot;';&quot;)" office:value-type="string" office:string-value="DELETE FROM sno_personalnomina WHERE codnom='5000' and codper='0022723497';">
            <text:p>DELETE FROM sno_personalnomina WHERE codnom='5000' and codper='0022723497';</text:p>
          </table:table-cell>
        </table:table-row>
        <table:table-row table:style-name="ro3">
          <table:table-cell table:style-name="ce1" office:value-type="float" office:value="22723871">
            <text:p>22723871</text:p>
          </table:table-cell>
          <table:table-cell table:style-name="ce1" office:value-type="string">
            <text:p>CARLOS RONDON</text:p>
          </table:table-cell>
          <table:table-cell table:style-name="ce2"/>
          <table:table-cell table:formula="of:=CONCATENATE(&quot;DELETE FROM sno_conceptopersonal WHERE codnom='5000' and codper='&quot;;REPT(&quot;0&quot;;10-LEN([.A40]));[.A40];&quot;';&quot;)" office:value-type="string" office:string-value="DELETE FROM sno_conceptopersonal WHERE codnom='5000' and codper='0022723871';">
            <text:p>DELETE FROM sno_conceptopersonal WHERE codnom='5000' and codper='0022723871';</text:p>
          </table:table-cell>
          <table:table-cell table:number-columns-repeated="6"/>
          <table:table-cell table:formula="of:=CONCATENATE(&quot;DELETE FROM sno_constantepersonal WHERE codnom='5000' and codper='&quot;;REPT(&quot;0&quot;;10-LEN([.A40]));[.A40];&quot;';&quot;)" office:value-type="string" office:string-value="DELETE FROM sno_constantepersonal WHERE codnom='5000' and codper='0022723871';">
            <text:p>DELETE FROM sno_constantepersonal WHERE codnom='5000' and codper='0022723871';</text:p>
          </table:table-cell>
          <table:table-cell table:number-columns-repeated="6"/>
          <table:table-cell table:formula="of:==CONCATENATE(&quot;DELETE FROM sno_personalnomina WHERE codnom='5000' and codper='&quot;;REPT(&quot;0&quot;;10-LEN([.A40]));[.A40];&quot;';&quot;)" office:value-type="string" office:string-value="DELETE FROM sno_personalnomina WHERE codnom='5000' and codper='0022723871';">
            <text:p>DELETE FROM sno_personalnomina WHERE codnom='5000' and codper='0022723871';</text:p>
          </table:table-cell>
        </table:table-row>
        <table:table-row table:style-name="ro2" table:number-rows-repeated="1048535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1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4:42:27</meta:creation-date>
    <dc:date>2014-06-10T15:13:34</dc:date>
    <meta:editing-duration>P0D</meta:editing-duration>
    <meta:editing-cycles>2</meta:editing-cycles>
    <meta:generator>LibreOffice/3.5$Linux_x86 LibreOffice_project/350m1$Build-2</meta:generator>
    <meta:document-statistic meta:table-count="3" meta:cell-count="185" meta:object-count="0"/>
  </office:meta>
</office:document-meta>
</file>